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2.598cm" table:align="left"/>
    </style:style>
    <style:style style:name="Tabla1.A" style:family="table-column">
      <style:table-column-properties style:column-width="4.498cm"/>
    </style:style>
    <style:style style:name="Tabla1.B" style:family="table-column">
      <style:table-column-properties style:column-width="8.1cm"/>
    </style:style>
    <style:style style:name="Tabla1.A1" style:family="table-cell">
      <style:table-cell-properties fo:padding="0.097cm" fo:border="none"/>
    </style:style>
    <style:style style:name="Tabla1.B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2.598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8.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14" style:family="table-row">
      <style:table-row-properties style:min-row-height="0.658cm"/>
    </style:style>
    <style:style style:name="Tabla3" style:family="table">
      <style:table-properties style:width="12.598cm" table:align="left"/>
    </style:style>
    <style:style style:name="Tabla3.A" style:family="table-column">
      <style:table-column-properties style:column-width="4.498cm"/>
    </style:style>
    <style:style style:name="Tabla3.B" style:family="table-column">
      <style:table-column-properties style:column-width="8.1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1" style:family="table-row">
      <style:table-row-properties style:min-row-height="1.302cm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2.901cm" table:align="left"/>
    </style:style>
    <style:style style:name="Tabla5.A" style:family="table-column">
      <style:table-column-properties style:column-width="3.094cm"/>
    </style:style>
    <style:style style:name="Tabla5.B" style:family="table-column">
      <style:table-column-properties style:column-width="2.452cm"/>
    </style:style>
    <style:style style:name="Tabla5.1" style:family="table-row">
      <style:table-row-properties style:row-height="0.55cm"/>
    </style:style>
    <style:style style:name="Tabla5.A1" style:family="table-cell">
      <style:table-cell-properties fo:padding="0.097cm" fo:border-left="0.05pt solid #808080" fo:border-right="none" fo:border-top="0.05pt solid #808080" fo:border-bottom="0.05pt solid #808080"/>
    </style:style>
    <style:style style:name="Tabla5.E1" style:family="table-cell">
      <style:table-cell-properties fo:padding="0.097cm" fo:border="0.05pt solid #808080"/>
    </style:style>
    <style:style style:name="Tabla5.A2" style:family="table-cell">
      <style:table-cell-properties fo:padding="0.097cm" fo:border-left="0.05pt solid #808080" fo:border-right="none" fo:border-top="none" fo:border-bottom="0.05pt solid #808080"/>
    </style:style>
    <style:style style:name="Tabla5.E2" style:family="table-cell">
      <style:table-cell-properties fo:padding="0.097cm" fo:border-left="0.05pt solid #808080" fo:border-right="0.05pt solid #808080" fo:border-top="none" fo:border-bottom="0.05pt solid #80808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48c228" officeooo:paragraph-rsid="0048c228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text-underline-style="solid" style:text-underline-width="auto" style:text-underline-color="font-color" fo:font-weight="bold" officeooo:rsid="0052d685" officeooo:paragraph-rsid="006c3b25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8pt" style:text-underline-style="solid" style:text-underline-width="auto" style:text-underline-color="font-color" fo:font-weight="normal" officeooo:rsid="0048c228" officeooo:paragraph-rsid="0054f172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8e8cdb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55917a" officeooo:paragraph-rsid="008e8cdb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31bbd3" officeooo:paragraph-rsid="008e8cdb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8pt" fo:font-weight="bold" officeooo:rsid="003d2e7d" officeooo:paragraph-rsid="008e8cdb" style:font-size-asian="8pt" style:font-weight-asian="bold" style:font-size-complex="8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size="8pt" fo:font-weight="bold" officeooo:rsid="0037fa66" officeooo:paragraph-rsid="008e8cdb" style:font-size-asian="8pt" style:font-weight-asian="bold" style:font-size-complex="8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8pt" fo:font-weight="bold" officeooo:rsid="00682d3f" officeooo:paragraph-rsid="008e8cdb" style:font-size-asian="8pt" style:font-weight-asian="bold" style:font-size-complex="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fo:font-weight="bold" officeooo:rsid="0052d685" officeooo:paragraph-rsid="0054f172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52d685" officeooo:paragraph-rsid="0052d685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8pt" style:text-underline-style="none" fo:font-weight="bold" officeooo:rsid="001f30e1" officeooo:paragraph-rsid="008e8cdb" style:font-size-asian="8pt" style:font-weight-asian="bold" style:font-size-complex="8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8pt" style:text-underline-style="none" fo:font-weight="normal" officeooo:rsid="008ccb17" officeooo:paragraph-rsid="008e8cdb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36038a" officeooo:paragraph-rsid="003603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8e8cdb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7pt" fo:font-weight="bold" officeooo:rsid="001f30e1" officeooo:paragraph-rsid="0048c228" style:font-size-asian="7pt" style:font-weight-asian="bold" style:font-size-complex="7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7pt" fo:font-weight="bold" officeooo:rsid="0048c228" officeooo:paragraph-rsid="0048c228" style:font-size-asian="7pt" style:font-weight-asian="bold" style:font-size-complex="7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7pt" fo:font-weight="normal" officeooo:rsid="0048c228" officeooo:paragraph-rsid="0048c228" style:font-size-asian="7pt" style:font-weight-asian="normal" style:font-size-complex="7pt" style:font-weight-complex="normal"/>
    </style:style>
    <style:style style:name="P20" style:family="paragraph" style:parent-style-name="Standard">
      <style:text-properties officeooo:paragraph-rsid="0048c228"/>
    </style:style>
    <style:style style:name="P21" style:family="paragraph" style:parent-style-name="Standard">
      <style:text-properties fo:font-size="7pt" style:font-size-asian="7pt" style:font-size-complex="7pt"/>
    </style:style>
    <style:style style:name="P22" style:family="paragraph" style:parent-style-name="Standard">
      <style:paragraph-properties fo:text-align="center" style:justify-single-word="false"/>
      <style:text-properties fo:color="#221f1f" style:text-position="-5% 100%" style:font-name="Arial" fo:font-size="8pt" fo:letter-spacing="-0.012cm" style:text-underline-style="none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f30e1" officeooo:paragraph-rsid="006c3b25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1f30e1" officeooo:paragraph-rsid="008e8cdb" style:font-size-asian="9pt" style:font-weight-asian="normal" style:font-name-complex="Lucida Sans" style:font-size-complex="9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8e8cd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c3b2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20pt" fo:letter-spacing="-0.012cm" fo:font-style="normal" fo:font-weight="normal" officeooo:rsid="0054a7d8" officeooo:paragraph-rsid="006c48e1" style:font-size-asian="20pt" style:font-style-asian="normal" style:font-weight-asian="normal" style:font-name-complex="Lucida Sans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8e8cdb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e8cdb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8f1bf3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8c228" style:font-size-asian="7pt" style:font-weight-asian="normal" style:font-name-complex="Lucida Sans" style:font-size-complex="7pt" style:font-weight-complex="normal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none" fo:font-weight="normal" officeooo:rsid="001f30e1" officeooo:paragraph-rsid="0078b39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" fo:font-size="8pt" fo:letter-spacing="-0.012cm" style:text-underline-style="solid" style:text-underline-width="auto" style:text-underline-color="font-color" fo:font-weight="normal" officeooo:rsid="001f30e1" officeooo:paragraph-rsid="008d987b" style:font-size-asian="8pt" style:font-weight-asian="normal" style:font-name-complex="Lucida Sans" style:font-size-complex="8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officeooo:rsid="001f30e1" officeooo:paragraph-rsid="001f30e1" style:font-size-asian="8pt" style:font-size-complex="8pt"/>
    </style:style>
    <style:style style:name="P38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color="#221f1f" style:text-position="-5% 100%" style:font-name="Arial" fo:font-size="8pt" fo:letter-spacing="-0.012cm" style:text-underline-style="none" fo:font-weight="normal" officeooo:rsid="001f30e1" officeooo:paragraph-rsid="006f94da" style:font-size-asian="8pt" style:font-weight-asian="normal" style:font-name-complex="Lucida Sans" style:font-size-complex="8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48c228" style:font-weight-asian="normal" style:font-weight-complex="normal"/>
    </style:style>
    <style:style style:name="T3" style:family="text">
      <style:text-properties style:text-underline-style="none" fo:font-weight="normal" officeooo:rsid="0054f172" style:font-weight-asian="normal" style:font-weight-complex="normal"/>
    </style:style>
    <style:style style:name="T4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style style:name="T5" style:family="text">
      <style:text-properties officeooo:rsid="002b76fd"/>
    </style:style>
    <style:style style:name="T6" style:family="text">
      <style:text-properties officeooo:rsid="002d0283"/>
    </style:style>
    <style:style style:name="T7" style:family="text">
      <style:text-properties officeooo:rsid="0030e86e"/>
    </style:style>
    <style:style style:name="T8" style:family="text">
      <style:text-properties officeooo:rsid="003ef6f0"/>
    </style:style>
    <style:style style:name="T9" style:family="text">
      <style:text-properties officeooo:rsid="0048c228"/>
    </style:style>
    <style:style style:name="T10" style:family="text">
      <style:text-properties fo:font-weight="normal" officeooo:rsid="0048c228" style:font-weight-asian="normal" style:font-weight-complex="normal"/>
    </style:style>
    <style:style style:name="T11" style:family="text">
      <style:text-properties officeooo:rsid="00501165"/>
    </style:style>
    <style:style style:name="T12" style:family="text">
      <style:text-properties officeooo:rsid="00524783"/>
    </style:style>
    <style:style style:name="T13" style:family="text">
      <style:text-properties officeooo:rsid="00536d3c"/>
    </style:style>
    <style:style style:name="T14" style:family="text">
      <style:text-properties fo:font-weight="bold" officeooo:rsid="005ead2d" style:font-weight-asian="bold" style:font-weight-complex="bold"/>
    </style:style>
    <style:style style:name="T15" style:family="text">
      <style:text-properties fo:font-weight="bold" officeooo:rsid="00603b32" style:font-weight-asian="bold" style:font-weight-complex="bold"/>
    </style:style>
    <style:style style:name="T16" style:family="text">
      <style:text-properties fo:font-weight="bold" officeooo:rsid="006c48e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officeooo:rsid="0048c228" style:font-weight-asian="normal" style:font-weight-complex="normal"/>
    </style:style>
    <style:style style:name="T19" style:family="text">
      <style:text-properties style:font-name="Lucida Sans" fo:font-style="normal" officeooo:rsid="0054a7d8" style:font-style-asian="normal" style:font-style-complex="normal"/>
    </style:style>
    <style:style style:name="T20" style:family="text">
      <style:text-properties style:font-name="Lucida Sans"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placeholder text:placeholder-type="text">&lt;for each="o in objects.sorted(key=lambda voucher: voucher.force_number)"&gt;</text:placeholder></text:p>
      <text:p text:style-name="P15">Orden de Pago – <text:span text:style-name="T11">Contaduría</text:span>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Orden de pago N° </text:p>
          </table:table-cell>
          <table:table-cell table:style-name="Tabla1.B1" office:value-type="string">
            <text:p text:style-name="P28"><text:placeholder text:placeholder-type="text">&lt;o.force_number&gt;</text:placeholder></text:p>
          </table:table-cell>
        </table:table-row>
        <table:table-row>
          <table:table-cell table:style-name="Tabla1.A1" office:value-type="string">
            <text:p text:style-name="P5">Presupuesto año</text:p>
          </table:table-cell>
          <table:table-cell table:style-name="Tabla1.B2" office:value-type="string">
            <text:p text:style-name="P29"><text:placeholder text:placeholder-type="text">&lt;o.transaction_id.budget_id.name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Autorizante</text:span>: </text:p>
          </table:table-cell>
          <table:table-cell table:style-name="Tabla1.B2" office:value-type="string">
            <text:p text:style-name="P29"><text:placeholder text:placeholder-type="text">&lt;o.transaction_id.expedient_id.number&gt;</text:placeholder></text:p>
          </table:table-cell>
        </table:table-row>
        <table:table-row>
          <table:table-cell table:style-name="Tabla1.A1" office:value-type="string">
            <text:p text:style-name="P5">Expediente <text:span text:style-name="T6">de Pago</text:span>: </text:p>
          </table:table-cell>
          <table:table-cell table:style-name="Tabla1.B2" office:value-type="string">
            <text:p text:style-name="P29"><text:placeholder text:placeholder-type="text">&lt;o.expedient_id.number&gt;</text:placeholder></text:p>
          </table:table-cell>
        </table:table-row>
        <table:table-row>
          <table:table-cell table:style-name="Tabla1.A1" office:value-type="string">
            <text:p text:style-name="P10">Adosados:</text:p>
          </table:table-cell>
          <table:table-cell table:style-name="Tabla1.B2" office:value-type="string">
            <text:p text:style-name="P29"><text:placeholder text:placeholder-type="text">&lt;', '.join([(x.number) for x in o.expedient_id.child_ids])&gt;</text:placeholder></text:p>
          </table:table-cell>
        </table:table-row>
      </table:table>
      <text:p text:style-name="P16"><text:tab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Sistema de Contratación:</text:p>
          </table:table-cell>
          <table:table-cell table:style-name="Tabla2.B1" office:value-type="string">
            <text:p text:style-name="P29"><text:placeholder text:placeholder-type="text">&lt;o.transaction_id.type_id.name&gt;</text:placeholder></text:p>
          </table:table-cell>
        </table:table-row>
        <table:table-row>
          <table:table-cell table:style-name="Tabla2.A2" office:value-type="string">
            <text:p text:style-name="P5">Importe <text:span text:style-name="T7">a pagar</text:span>:</text:p>
          </table:table-cell>
          <table:table-cell table:style-name="Tabla2.B2" office:value-type="string">
            <text:p text:style-name="P29"><text:placeholder text:placeholder-type="text">&lt;formatLang(o.to_pay_amount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withholdings_amount &lt; 0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14">Devolución de Retenciones:</text:p>
          </table:table-cell>
          <table:table-cell table:style-name="Tabla2.B2" office:value-type="string">
            <text:p text:style-name="P29"><text:placeholder text:placeholder-type="text">&lt;formatLang(o.withholdings_amount)&gt;</text:placeholder></text:p>
          </table:table-cell>
        </table:table-row>
        <table:table-row>
          <table:table-cell table:style-name="Tabla2.A2" office:value-type="string">
            <text:p text:style-name="P13">Importe <text:span text:style-name="T7">a pagar ajustado</text:span>:</text:p>
          </table:table-cell>
          <table:table-cell table:style-name="Tabla2.B2" office:value-type="string">
            <text:p text:style-name="P29"><text:placeholder text:placeholder-type="text">&lt;formatLang(o.to_pay_amount - o.withholdings_amount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5">Proveedor:</text:p>
          </table:table-cell>
          <table:table-cell table:style-name="Tabla2.B2" office:value-type="string">
            <text:p text:style-name="P29"><text:placeholder text:placeholder-type="text">&lt;o.partner_id.name&gt;</text:placeholder></text:p>
          </table:table-cell>
        </table:table-row>
        <table:table-row>
          <table:table-cell table:style-name="Tabla2.A2" office:value-type="string">
            <text:p text:style-name="P5">Concepto:</text:p>
          </table:table-cell>
          <table:table-cell table:style-name="Tabla2.B2" office:value-type="string">
            <text:p text:style-name="P29"><text:placeholder text:placeholder-type="text">&lt;o.transaction_id.name&gt;</text:placeholder></text:p>
          </table:table-cell>
        </table:table-row>
        <table:table-row>
          <table:table-cell table:style-name="Tabla2.A2" office:value-type="string">
            <text:p text:style-name="P5">Fecha de Pago:</text:p>
          </table:table-cell>
          <table:table-cell table:style-name="Tabla2.B2" office:value-type="string">
            <text:p text:style-name="P29"><text:placeholder text:placeholder-type="text">&lt;o.payment_date and formatLang(o.payment_date,date='true')&gt;</text:placeholder></text:p>
          </table:table-cell>
        </table:table-row>
        <table:table-row>
          <table:table-cell table:style-name="Tabla2.A2" office:value-type="string">
            <text:p text:style-name="P5">Imputaci<text:span text:style-name="T5">ones</text:span> Presupuestaria<text:span text:style-name="T5">s</text:span>:</text:p>
          </table:table-cell>
          <table:table-cell table:style-name="Tabla2.B2" office:value-type="string">
            <text:p text:style-name="P29"><text:placeholder text:placeholder-type="text">&lt;', '.join([(x.code + ' ' + x.name) for x in o.budget_position_ids])&gt;</text:placeholder></text:p>
          </table:table-cell>
        </table:table-row>
        <table:table-row>
          <table:table-cell table:style-name="Tabla2.A2" office:value-type="string">
            <text:p text:style-name="P25"><text:placeholder text:placeholder-type="text">&lt;if test="o.transaction_id.type_id.with_advance_payment"&gt;</text:placeholder></text:p>
          </table:table-cell>
          <table:table-cell table:style-name="Tabla2.B2" office:value-type="string">
            <text:p text:style-name="P29"/>
          </table:table-cell>
        </table:table-row>
        <table:table-row>
          <table:table-cell table:style-name="Tabla2.A2" office:value-type="string">
            <text:p text:style-name="P6">Imputaciones de Adelanto</text:p>
          </table:table-cell>
          <table:table-cell table:style-name="Tabla2.B2" office:value-type="string">
            <text:p text:style-name="P29"><text:placeholder text:placeholder-type="text">&lt;', '.join([(x.budget_position_id .code + ' ' + x.budget_position_id .name) for x in o.transaction_id.advance_preventive_line_ids])&gt;</text:placeholder></text:p>
          </table:table-cell>
        </table:table-row>
        <table:table-row>
          <table:table-cell table:style-name="Tabla2.A2" office:value-type="string">
            <text:p text:style-name="P24"><text:placeholder text:placeholder-type="text">&lt;/if&gt;</text:placeholder></text:p>
          </table:table-cell>
          <table:table-cell table:style-name="Tabla2.B2" office:value-type="string">
            <text:p text:style-name="P29"/>
          </table:table-cell>
        </table:table-row>
        <table:table-row table:style-name="Tabla2.14">
          <table:table-cell table:style-name="Tabla2.A2" office:value-type="string">
            <text:p text:style-name="P7">Comprobantes a pagar:</text:p>
          </table:table-cell>
          <table:table-cell table:style-name="Tabla2.B2" office:value-type="string">
            <text:p text:style-name="P30"><text:span text:style-name="T19"><text:placeholder text:placeholder-type="text">&lt;if test="o.transaction_id.type_id.definitive_partner_type != 'subsidy_recipient' and o.transaction_id.type_id.name != 'Sueldos'"&gt;</text:placeholder></text:span><text:placeholder text:placeholder-type="text">&lt;', '.join(o.invoice_ids.mapped(lambda r: '%s%s' % (r.document_number, r.afip_auth_verify_result and ' (%s)' % r.afip_auth_verify_result or '')))&gt;</text:placeholder><text:span text:style-name="T20"><text:placeholder text:placeholder-type="text">&lt;/if&gt;</text:placeholder></text:span></text:p>
          </table:table-cell>
        </table:table-row>
      </table:table>
      <text:p text:style-name="P16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5"><text:span text:style-name="T6">Referencia de Pago</text:span>:</text:p>
          </table:table-cell>
          <table:table-cell table:style-name="Tabla3.B1" office:value-type="string">
            <text:p text:style-name="P29"><text:placeholder text:placeholder-type="text">&lt;o.reference&gt;</text:placeholder></text:p>
          </table:table-cell>
        </table:table-row>
        <table:table-row>
          <table:table-cell table:style-name="Tabla3.A2" office:value-type="string">
            <text:p text:style-name="P8">Memoria:</text:p>
          </table:table-cell>
          <table:table-cell table:style-name="Tabla3.B2" office:value-type="string">
            <text:p text:style-name="P29"><text:placeholder text:placeholder-type="text">&lt;o.name&gt;</text:placeholder></text:p>
          </table:table-cell>
        </table:table-row>
        <table:table-row>
          <table:table-cell table:style-name="Tabla3.A2" office:value-type="string">
            <text:p text:style-name="P9">Retenciones <text:span text:style-name="T8">pagadas</text:span></text:p>
          </table:table-cell>
          <table:table-cell table:style-name="Tabla3.B2" office:value-type="string">
            <text:p text:style-name="P29"><text:placeholder text:placeholder-type="text">&lt;','.join(o.paid_withholding_ids.mapped('display_name'))&gt;</text:placeholder></text:p>
          </table:table-cell>
        </table:table-row>
      </table:table>
      <text:p text:style-name="P16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36"/>
            <text:p text:style-name="P36"/>
            <text:p text:style-name="P36"/>
          </table:table-cell>
          <table:table-cell table:style-name="Tabla4.A1" office:value-type="string">
            <text:p text:style-name="P36"/>
          </table:table-cell>
        </table:table-row>
        <table:table-row>
          <table:table-cell table:style-name="Tabla4.A1" office:value-type="string">
            <text:p text:style-name="P37">LIQUIDACIONES</text:p>
          </table:table-cell>
          <table:table-cell table:style-name="Tabla4.A1" office:value-type="string">
            <text:p text:style-name="P37">CONTAD<text:span text:style-name="T12">URÍA</text:span> GENERAL</text:p>
          </table:table-cell>
        </table:table-row>
      </table:table>
      <text:p text:style-name="P38"/>
      <text:p text:style-name="P2"/>
      <text:p text:style-name="P26"><text:placeholder text:placeholder-type="text">&lt;if test="o.state == 'cancel'"&gt;</text:placeholder></text:p>
      <text:p text:style-name="P27"><text:span text:style-name="T16">xx</text:span><text:span text:style-name="T14">______________</text:span><text:span text:style-name="T15">ANULADA</text:span><text:span text:style-name="T14">______________</text:span><text:span text:style-name="T16">xx</text:span></text:p>
      <text:p text:style-name="P23"><text:placeholder text:placeholder-type="text">&lt;/if&gt;</text:placeholder></text:p>
      <text:p text:style-name="P3"/>
      <text:p text:style-name="P11"><text:span text:style-name="T17">HABILITACIÓN</text:span><text:span text:style-name="T1"> </text:span><text:span text:style-name="T3">(</text:span><text:span text:style-name="T2">Tabla auxiliar de cálculo de Retenciones</text:span><text:span text:style-name="T18">)</text:span></text:p>
      <text:p text:style-name="P4"/>
      <table:table table:name="Tabla5" table:style-name="Tabla5">
        <table:table-column table:style-name="Tabla5.A"/>
        <table:table-column table:style-name="Tabla5.B" table:number-columns-repeated="4"/>
        <table:table-row table:style-name="Tabla5.1">
          <table:table-cell table:style-name="Tabla5.A1" office:value-type="string">
            <text:p text:style-name="P17"><text:span text:style-name="T9">Importe Total</text:span>:</text:p>
          </table:table-cell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33"/>
          </table:table-cell>
          <table:table-cell table:style-name="Tabla5.A1" office:value-type="string">
            <text:p text:style-name="P21"/>
          </table:table-cell>
          <table:table-cell table:style-name="Tabla5.E1" office:value-type="string">
            <text:p text:style-name="P21"/>
          </table:table-cell>
        </table:table-row>
        <table:table-row table:style-name="Tabla5.1">
          <table:table-cell table:style-name="Tabla5.A2" office:value-type="string">
            <text:p text:style-name="P17"><text:span text:style-name="T10">Base Imponible</text:span>: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21"/>
          </table:table-cell>
        </table:table-row>
        <table:table-row table:style-name="Tabla5.1">
          <table:table-cell table:style-name="Tabla5.E2" table:number-columns-spanned="5" office:value-type="string">
            <text:p text:style-name="P17"><text:span text:style-name="T9">Retenciones</text:span>: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9">DREI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9">IB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9">Ganancias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ext:soft-page-break/>
        <table:table-row table:style-name="Tabla5.1">
          <table:table-cell table:style-name="Tabla5.A2" office:value-type="string">
            <text:p text:style-name="P19">SI<text:span text:style-name="T13">COSS</text:span>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33"/>
          </table:table-cell>
          <table:table-cell table:style-name="Tabla5.E2" office:value-type="string">
            <text:p text:style-name="P33"/>
          </table:table-cell>
        </table:table-row>
        <table:table-row table:style-name="Tabla5.1">
          <table:table-cell table:style-name="Tabla5.A2" office:value-type="string">
            <text:p text:style-name="P18">Importe a Pagar</text:p>
          </table:table-cell>
          <table:table-cell table:style-name="Tabla5.A2" office:value-type="string">
            <text:p text:style-name="P33"/>
          </table:table-cell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1"/>
          </table:table-cell>
          <table:table-cell table:style-name="Tabla5.E2" office:value-type="string">
            <text:p text:style-name="P33"/>
          </table:table-cell>
        </table:table-row>
      </table:table>
      <text:p text:style-name="P20"/>
      <text:p text:style-name="P12">FIRMA HABILITADO</text:p>
      <text:p text:style-name="P32"/>
      <text:p text:style-name="P34"/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6dfa63" officeooo:paragraph-rsid="0073c8ed" style:font-size-asian="8pt" style:font-weight-asian="bold" style:font-size-complex="8pt" style:font-weight-complex="bold"/>
    </style:style>
    <style:style style:name="MT1" style:family="text">
      <style:text-properties style:text-underline-style="none" fo:font-weight="normal" style:font-weight-asian="normal" style:font-weight-complex="normal"/>
    </style:style>
    <style:style style:name="MT2" style:family="text">
      <style:text-properties fo:color="#221f1f" style:text-position="-5% 100%" fo:letter-spacing="-0.012cm" style:text-underline-style="none" fo:font-weight="normal" officeooo:rsid="001f30e1" style:font-weight-asian="normal" style:font-name-complex="Lucida Sans" style:font-weight-complex="normal"/>
    </style:style>
    <style:page-layout style:name="Mpm1">
      <style:page-layout-properties fo:page-width="21.001cm" fo:page-height="29.7cm" style:num-format="1" style:print-orientation="portrait" fo:margin-top="0.794cm" fo:margin-bottom="0.903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Generada el </text:span><text:span text:style-name="MT2"><text:placeholder text:placeholder-type="text">&lt;o.create_date and formatLang(o.create_date,date_time='true')&gt;</text:placeholder></text:span></text:p>
      </style:footer>
    </style:master-page>
    <style:master-page style:name="Landscap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1-05T11:27:45.019506890</dc:date>
    <meta:editing-duration>P2DT4H35M6S</meta:editing-duration>
    <meta:editing-cycles>103</meta:editing-cycles>
    <meta:generator>LibreOffice/5.1.4.2$Linux_X86_64 LibreOffice_project/10m0$Build-2</meta:generator>
    <dc:title>ir.actions.report.xml</dc:title>
    <meta:document-statistic meta:table-count="5" meta:image-count="0" meta:object-count="0" meta:page-count="4" meta:paragraph-count="60" meta:word-count="167" meta:character-count="1846" meta:non-whitespace-character-count="1733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